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01000000010F602221.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monospace"/>
  </office:font-face-decls>
  <office:automatic-styles>
    <style:style style:name="Table1" style:family="table">
      <style:table-properties style:width="6.9104in" fo:margin-left="0in" table:align="left" style:may-break-between-rows="true" table:border-model="collapsing"/>
    </style:style>
    <style:style style:name="Table1.A" style:family="table-column">
      <style:table-column-properties style:column-width="3.8493in"/>
    </style:style>
    <style:style style:name="Table1.B" style:family="table-column">
      <style:table-column-properties style:column-width="3.0611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1" style:family="table-row">
      <style:table-row-properties style:min-row-height="0.5882in"/>
    </style:style>
    <style:style style:name="Table1.34" style:family="table-row">
      <style:table-row-properties style:min-row-height="0.7701in"/>
    </style:style>
    <style:style style:name="Table1.35" style:family="table-row">
      <style:table-row-properties fo:keep-together="auto"/>
    </style:style>
    <style:style style:name="Table1.37" style:family="table-row">
      <style:table-row-properties style:min-row-height="0.241in"/>
    </style:style>
    <style:style style:name="Table1.63" style:family="table-row">
      <style:table-row-properties style:min-row-height="0.2188in"/>
    </style:style>
    <style:style style:name="P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1a937"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1a93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ce0e7"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b02d6" officeooo:paragraph-rsid="000b02d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font-name="Liberation Serif" fo:font-size="12pt" fo:font-style="normal" fo:font-weight="normal"/>
    </style:style>
    <style:style style:name="P9" style:family="paragraph" style:parent-style-name="Preformatted_20_Text">
      <style:paragraph-properties fo:margin-left="0in" fo:margin-right="0in" fo:margin-top="0in" fo:margin-bottom="0in" style:contextual-spacing="false" style:line-height-at-least="0.1665in" fo:orphans="2" fo:widows="2" fo:text-indent="0in" style:auto-text-indent="false" fo:padding="0in" fo:border="none"/>
      <style:text-properties fo:font-variant="normal" fo:text-transform="none" fo:color="#000000" loext:opacity="100%" style:font-name="Ubuntu Mono" fo:font-size="9.75pt" fo:letter-spacing="normal" fo:font-style="normal" fo:font-weight="normal" loext:padding="0in" loext:border="none"/>
    </style:style>
    <style:style style:name="P10" style:family="paragraph" style:parent-style-name="Preformatted_20_Text">
      <style:paragraph-properties fo:text-align="start" style:justify-single-word="false"/>
      <style:text-properties fo:font-variant="normal" fo:text-transform="none" fo:color="#000000" loext:opacity="100%" style:text-outline="false" style:text-line-through-style="none" style:text-line-through-type="none" style:font-name="Ubuntu Mono" fo:font-size="9.75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formatted_20_Text">
      <style:paragraph-properties fo:text-align="start" style:justify-single-word="false"/>
      <style:text-properties fo:font-variant="normal" fo:text-transform="none" fo:color="#000000" loext:opacity="100%" style:text-outline="false" style:text-line-through-style="none" style:text-line-through-type="none" style:font-name="Ubuntu Mono" fo:font-size="9.75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loext:padding="0in" loext:border="none"/>
    </style:style>
    <style:style style:name="P12" style:family="paragraph" style:parent-style-name="Preformatted_20_Text">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margin-top="0in" fo:margin-bottom="0.1965in" style:contextual-spacing="false"/>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writing-mode="lr-tb"/>
    </style:style>
    <style:style style:name="P16" style:family="paragraph" style:parent-style-name="Standard">
      <style:paragraph-properties fo:margin-left="0in" fo:margin-right="0in" fo:margin-top="0in" fo:margin-bottom="0.1965in" style:contextual-spacing="false" fo:text-indent="0in" style:auto-text-indent="false"/>
    </style:style>
    <style:style style:name="P17" style:family="paragraph" style:parent-style-name="Standard">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ext_20_body">
      <style:paragraph-properties fo:text-align="start" style:justify-single-word="false"/>
      <style:text-properties officeooo:paragraph-rsid="0011a937"/>
    </style:style>
    <style:style style:name="T1"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loext:opacity="100%" style:text-outline="false" style:text-line-through-style="none" style:text-line-through-type="none" style:font-name="Liberation Serif" fo:font-size="12pt" fo:font-style="normal" fo:text-shadow="none" style:text-underline-style="none" style:font-size-asian="12pt" style:font-style-asian="normal" style:font-size-complex="12pt" style:font-style-complex="normal" style:text-overline-style="none" style:text-overline-color="font-color"/>
    </style:style>
    <style:style style:name="T3" style:family="text">
      <style:text-properties fo:font-weight="normal" style:font-weight-asian="normal" style:font-weight-complex="normal"/>
    </style:style>
    <style:style style:name="T4" style:family="text">
      <style:text-properties officeooo:rsid="000fdb3d"/>
    </style:style>
    <style:style style:name="T5" style:family="text">
      <style:text-properties fo:font-variant="normal" fo:text-transform="none" style:font-name="Ubuntu Mono" fo:font-size="9.75pt" fo:letter-spacing="normal" fo:font-weight="normal"/>
    </style:style>
    <style:style style:name="T6" style:family="text">
      <style:text-properties fo:font-variant="normal" fo:text-transform="none" style:font-name="Ubuntu Mono" fo:font-size="9.75pt" fo:letter-spacing="normal" loext:padding="0in" loext:border="none"/>
    </style:style>
    <style:style style:name="T7" style:family="text">
      <style:text-properties style:text-outline="false" style:text-line-through-style="none" style:text-line-through-type="none" fo:text-shadow="none" style:text-underline-style="none"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officeooo:rsid="001329c0"/>
    </style:style>
    <style:style style:name="T9" style:family="text">
      <style:text-properties officeooo:rsid="0015a87a"/>
    </style:style>
    <style:style style:name="T10" style:family="text">
      <style:text-properties fo:color="#000080" loext:opacity="100%" style:text-outline="false" style:text-line-through-style="none" style:text-line-through-type="none" style:font-name="Liberation Serif"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officeooo:rsid="000ce0e7"/>
    </style:style>
    <style:style style:name="T12" style:family="text">
      <style:text-properties officeooo:rsid="000dae9c"/>
    </style:style>
    <style:style style:name="T13" style:family="text">
      <style:text-properties officeooo:rsid="000f0a4d"/>
    </style:style>
    <style:style style:name="fr1"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loext:rel-width-rel="paragraph"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in" svg:y="0in" svg:width="6.6929in" style:rel-width="100%" svg:height="10.1181in" style:rel-height="100%" draw:z-index="0">
        <draw:image xlink:href="Pictures/1000000100000001000000010F602221.gif" xlink:type="simple" xlink:show="embed" xlink:actuate="onLoad" draw:mime-type="image/gif"/>
      </draw:frame>
      <draw:frame draw:style-name="fr1" draw:name="Image2" text:anchor-type="page" text:anchor-page-number="1" svg:x="0in" svg:y="0in" svg:width="6.6929in" style:rel-width="100%" svg:height="10.1181in" style:rel-height="100%" draw:z-index="1">
        <draw:image xlink:href="Pictures/1000000100000001000000010F602221.gif" xlink:type="simple" xlink:show="embed" xlink:actuate="onLoad" draw:mime-type="image/gif"/>
      </draw:frame>
      <draw:frame draw:style-name="fr1" draw:name="Image3" text:anchor-type="page" text:anchor-page-number="1" svg:x="0in" svg:y="0in" svg:width="6.6929in" style:rel-width="100%" svg:height="10.1181in" style:rel-height="100%" draw:z-index="2">
        <draw:image xlink:href="Pictures/1000000100000001000000010F602221.gif" xlink:type="simple" xlink:show="embed" xlink:actuate="onLoad" draw:mime-type="image/gif"/>
      </draw:frame>
      <draw:frame draw:style-name="fr1" draw:name="Image4" text:anchor-type="page" text:anchor-page-number="1" svg:x="0in" svg:y="0in" svg:width="6.6929in" style:rel-width="100%" svg:height="10.1181in" style:rel-height="100%" draw:z-index="3">
        <draw:image xlink:href="Pictures/1000000100000001000000010F602221.gif" xlink:type="simple" xlink:show="embed" xlink:actuate="onLoad" draw:mime-type="image/gif"/>
      </draw:frame>
      <table:table table:name="Table1" table:style-name="Table1" table:template-name="Default Style">
        <table:table-column table:style-name="Table1.A"/>
        <table:table-column table:style-name="Table1.B"/>
        <table:table-row>
          <table:table-cell table:style-name="Table1.A1" office:value-type="string">
            <text:p text:style-name="P7">TH17-RELATED PATHWAYS</text:p>
          </table:table-cell>
          <table:table-cell table:style-name="Table1.B1" office:value-type="string">
            <text:p text:style-name="P7">SIGNIFICANCE</text:p>
          </table:table-cell>
        </table:table-row>
        <table:table-row>
          <table:table-cell table:style-name="Table1.A2" office:value-type="string">
            <text:p text:style-name="P12">GSE11924_TFH_VS_TH17_CD4_TCELL_DN</text:p>
            <text:p text:style-name="P4"/>
          </table:table-cell>
          <table:table-cell table:style-name="Table1.B2" office:value-type="string">
            <text:p text:style-name="P4">Genes down-regulated in comparison of T follicular helper (Tfh) cells versus Th17 cells.</text:p>
            <text:p text:style-name="P4">After activation, CD4+ helper T (Th) cells differentiate into distinct effector subsets. Although chemokine (C-X-C motif) receptor 5-expressing T follicular helper (Tfh) cells are important in humoral immunity, their developmental regulation is unclear. Here we show that Tfh cells had a distinct gene expression profile and developed in vivo independently of the Th1 or Th2 cell lineages. Tfh cell generation was regulated by ICOS ligand (ICOSL) expressed on B cells and was dependent on interleukin-21 (IL-21), IL-6, and signal transducer and activator of transcription 3. However, unlike Th17 cells, differentiation of Tfh cells did not require transforming growth factor b (TGF-b) or Th17-specific orphan nuclear receptors RORa and RORg in vivo. Finally, naive T cells activated in vitro in the presence of IL-21 but not TGF-b signaling preferentially acquired Tfh gene expression and promoted germinal-center reactions in vivo. This study thus demonstrates that Tfh is a distinct Th cell lineage.</text:p>
          </table:table-cell>
        </table:table-row>
        <table:table-row>
          <table:table-cell table:style-name="Table1.A2" office:value-type="string">
            <text:p text:style-name="P12">GSE11924_TFH_VS_TH17_CD4_TCELL_UP</text:p>
            <text:p text:style-name="P4"/>
          </table:table-cell>
          <table:table-cell table:style-name="Table1.B2" office:value-type="string">
            <text:p text:style-name="P4">Genes up-regulated in comparison of T follicular helper (Tfh) cells versus Th17 cells. Full description or abstract After activation, CD4+ helper T (Th) cells differentiate into distinct effector subsets. Although chemokine (C-X-C motif) receptor 5-expressing T follicular helper (Tfh) cells are important in humoral immunity, their developmental regulation is unclear. Here we show that Tfh cells had a distinct gene expression profile and developed in vivo independently of the Th1 or Th2 cell lineages. Tfh cell generation was regulated by ICOS ligand (ICOSL) expressed on B cells and was dependent on interleukin-21 (IL-21), IL-6, and signal transducer and activator of transcription 3. However, unlike Th17 cells, differentiation of Tfh cells did not require transforming growth factor b (TGF-b) or Th17-specific orphan nuclear receptors RORa and RORg in vivo. Finally, naive T cells activated in <text:soft-page-break/>vitro in the presence of IL-21 but not TGF-b signaling preferentially acquired Tfh gene expression and promoted germinal-center reactions in vivo. This study thus demonstrates that Tfh is a distinct Th cell lineage.</text:p>
          </table:table-cell>
        </table:table-row>
        <table:table-row>
          <table:table-cell table:style-name="Table1.A2" office:value-type="string">
            <text:p text:style-name="P12">GSE11924_TH1_VS_TH17_CD4_TCELL_DN</text:p>
            <text:p text:style-name="P4"/>
          </table:table-cell>
          <table:table-cell table:style-name="Table1.B2" office:value-type="string">
            <text:p text:style-name="P4">It is derived from a study that compared the gene expression profiles of two types of helper T cells: Th1 and Th17. An imbalance between these two cell types is implicated in many chronic inflammatory and autoimmune disorders, including multiple sclerosis, rheumatoid arthritis, and inflammatory bowel disease. The GSE11924_TH1_VS_TH17_CD4_TCELL_DN gene set helps researchers identify the specific genes and pathways that are suppressed in Th1 cells relative to Th17 cells. This information can be used to investigate the molecular mechanisms that drive the differentiation and function of these two T-cell subsets and potentially identify therapeutic targets for autoimmune diseases</text:p>
            <text:p text:style-name="P4"/>
          </table:table-cell>
        </table:table-row>
        <table:table-row>
          <table:table-cell table:style-name="Table1.A2" office:value-type="string">
            <text:p text:style-name="P12">GSE11924_TH1_VS_TH17_CD4_TCELL_UP</text:p>
            <text:p text:style-name="P4"/>
          </table:table-cell>
          <table:table-cell table:style-name="Table1.B2" office:value-type="string">
            <text:p text:style-name="P3">This particular gene set would be used in a study to identify genes or pathways that are preferentially active in Th1 cells compared to Th17 cells. This information is crucial for understanding the differentiation and function of T-cells and their role in inflammatory and autoimmune diseases. </text:p>
            <text:p text:style-name="P4"/>
          </table:table-cell>
        </table:table-row>
        <table:table-row>
          <table:table-cell table:style-name="Table1.A2" office:value-type="string">
            <text:p text:style-name="P12">GSE11924_TH2_VS_TH17_CD4_TCELL_DN</text:p>
            <text:p text:style-name="P4"/>
          </table:table-cell>
          <table:table-cell table:style-name="Table1.B2" office:value-type="string">
            <text:p text:style-name="P4">Genes down-regulated in comparison of Th2 cells versus Th17 cells.</text:p>
          </table:table-cell>
        </table:table-row>
        <table:table-row>
          <table:table-cell table:style-name="Table1.A2" office:value-type="string">
            <text:p text:style-name="P12">GSE11924_TH2_VS_TH17_CD4_TCELL_UP</text:p>
            <text:p text:style-name="P4"/>
          </table:table-cell>
          <table:table-cell table:style-name="Table1.B2" office:value-type="string">
            <text:p text:style-name="P5"><text:span text:style-name="T11">This gene set </text:span>represents genes that are upregulated in Th2 cells compared to Th17 cells. <text:span text:style-name="T11">It p</text:span>rovides a curated list of genes distinguishing Th2 cells from Th17 cells, useful for identifying key regulators of these lineages. <text:a xlink:type="simple" xlink:href="https://www.gsea-msigdb.org/gsea/msigdb/human/geneset/GSE11924_TH2_VS_TH17_CD4_TCELL_UP.html" office:target-frame-name="_blank" xlink:show="new" text:style-name="Internet_20_link" text:visited-style-name="Visited_20_Internet_20_Link">According to GSEA</text:a>, the gene set was generated from a study showing Tfh cells develop independently of Th1/Th2 lineages.. </text:p>
          </table:table-cell>
        </table:table-row>
        <table:table-row>
          <table:table-cell table:style-name="Table1.A2" office:value-type="string">
            <text:p text:style-name="P12">GSE14026_TH1_VS_TH17_DN</text:p>
            <text:p text:style-name="P4"/>
          </table:table-cell>
          <table:table-cell table:style-name="Table1.B2" office:value-type="string">
            <text:p text:style-name="P4">Genes down-regulated in comparison of Th1 cells versus Th17 cells. This is to compare the gene expression profile of Th1 and Th17 cells.</text:p>
          </table:table-cell>
        </table:table-row>
        <table:table-row>
          <table:table-cell table:style-name="Table1.A2" office:value-type="string">
            <text:p text:style-name="P12">GSE14026_TH1_VS_TH17_UP</text:p>
            <text:p text:style-name="P4"><text:soft-page-break/></text:p>
          </table:table-cell>
          <table:table-cell table:style-name="Table1.B2" office:value-type="string">
            <text:p text:style-name="P4">Genes up-regulated in comparison of Th1 <text:soft-page-break/>cells versus Th17 cells. This is to compare the gene expression profile of Th1 and Th17 cells.</text:p>
          </table:table-cell>
        </table:table-row>
        <table:table-row>
          <table:table-cell table:style-name="Table1.A2" office:value-type="string">
            <text:p text:style-name="P12">GSE14308_TH17_VS_INDUCED_TREG_DN</text:p>
            <text:p text:style-name="P4"/>
          </table:table-cell>
          <table:table-cell table:style-name="Table1.B2" office:value-type="string">
            <text:p text:style-name="P4">Genes down-regulated in comparison of Th17 cells versus induced regulatory T cell (Treg).</text:p>
          </table:table-cell>
        </table:table-row>
        <table:table-row table:style-name="Table1.11">
          <table:table-cell table:style-name="Table1.A2" office:value-type="string">
            <text:p text:style-name="P12">GSE14308_TH17_VS_INDUCED_TREG_UP</text:p>
            <text:p text:style-name="P4"/>
          </table:table-cell>
          <table:table-cell table:style-name="Table1.B2" office:value-type="string">
            <text:p text:style-name="P4">Genes up-regulated in comparison of Th17 cells versus induced regulatory T cell (Treg).</text:p>
          </table:table-cell>
        </table:table-row>
        <table:table-row>
          <table:table-cell table:style-name="Table1.A2" office:value-type="string">
            <text:p text:style-name="P12">GSE14308_TH17_VS_NAIVE_CD4_TCELL_DN</text:p>
            <text:p text:style-name="P4"/>
          </table:table-cell>
          <table:table-cell table:style-name="Table1.B2" office:value-type="string">
            <text:p text:style-name="P4">Genes down-regulated in comparison of Th17 cells versus naive CD4 T cells.</text:p>
          </table:table-cell>
        </table:table-row>
        <table:table-row>
          <table:table-cell table:style-name="Table1.A2" office:value-type="string">
            <text:p text:style-name="P12">GSE14308_TH17_VS_NAIVE_CD4_TCELL_UP</text:p>
            <text:p text:style-name="P4"/>
          </table:table-cell>
          <table:table-cell table:style-name="Table1.B2" office:value-type="string">
            <text:p text:style-name="P4">Genes up-regulated in comparison of Th17 cells versus naive CD4 T cells.</text:p>
          </table:table-cell>
        </table:table-row>
        <table:table-row>
          <table:table-cell table:style-name="Table1.A2" office:value-type="string">
            <text:p text:style-name="P12">GSE14308_TH17_VS_NATURAL_TREG_DN</text:p>
            <text:p text:style-name="P4"/>
          </table:table-cell>
          <table:table-cell table:style-name="Table1.B2" office:value-type="string">
            <text:p text:style-name="P4"><text:span text:style-name="T12">They r</text:span>epresents genes that are downregulated in Th17 cells when compared to natural Treg cells. It is a collection of genes associated with the comparison of T helper 17 (Th17) cells against natural T regulatory (Treg) cells, indicating which genes have reduced expression in the Th17 cell lineage under this comparison. it should be used in conjunction with the complementary "UP" gene set (GSE14308_TH17_VS_NATURAL_TREG_UP) which identifies upregulated genes.</text:p>
          </table:table-cell>
        </table:table-row>
        <table:table-row>
          <table:table-cell table:style-name="Table1.A2" office:value-type="string">
            <text:p text:style-name="P12">GSE14308_TH17_VS_NATURAL_TREG_UP</text:p>
            <text:p text:style-name="P4"/>
          </table:table-cell>
          <table:table-cell table:style-name="Table1.B2" office:value-type="string">
            <text:p text:style-name="P4">Represents the complementary set of genes that are upregulated in Th17 cells compared to natural Treg cells, providing a complete set of genes that are different between these two cell types.</text:p>
          </table:table-cell>
        </table:table-row>
        <table:table-row>
          <table:table-cell table:style-name="Table1.A2" office:value-type="string">
            <text:p text:style-name="P12">GSE14308_TH1_VS_TH17_DN</text:p>
            <text:p text:style-name="P4"/>
          </table:table-cell>
          <table:table-cell table:style-name="Table1.B2" office:value-type="string">
            <text:p text:style-name="P4">Genes down-regulated in comparison of Th1 cells versus Th17 cells.</text:p>
          </table:table-cell>
        </table:table-row>
        <table:table-row>
          <table:table-cell table:style-name="Table1.A2" office:value-type="string">
            <text:p text:style-name="P12">GSE14308_TH1_VS_TH17_UP</text:p>
            <text:p text:style-name="P4"/>
          </table:table-cell>
          <table:table-cell table:style-name="Table1.B2" office:value-type="string">
            <text:p text:style-name="P4"><text:span text:style-name="T13">This </text:span>contains genes that are <text:span text:style-name="Strong_20_Emphasis">up-regulated in T helper 1 (Th1) cells when compared to Th17 cells. </text:span><text:span text:style-name="Strong_20_Emphasis"><text:span text:style-name="T3">Researchers use this type of gene set in the Gene Set Enrichment Analysis (GSEA) tool to</text:span></text:span><text:span text:style-name="Strong_20_Emphasis"> identify and analyze pathways that are specifically active in Th1 cells compared to Th17 cells.</text:span></text:p>
          </table:table-cell>
        </table:table-row>
        <table:table-row>
          <table:table-cell table:style-name="Table1.A2" office:value-type="string">
            <text:p text:style-name="P12">GSE14308_TH2_VS_TH17_DN</text:p>
            <text:p text:style-name="P4"/>
          </table:table-cell>
          <table:table-cell table:style-name="Table1.B2" office:value-type="string">
            <text:p text:style-name="P4"><text:span text:style-name="T13">This </text:span>represents genes that are <text:span text:style-name="Strong_20_Emphasis">down-regulated when comparing Th2 (T helper 2) cells to Th17 (T helper 17) cells. </text:span><text:span text:style-name="Strong_20_Emphasis"><text:span text:style-name="T3">This gene set can be used as input for bioinformatics tools to identify biological pathways and processes that are suppressed in Th2 cells compared to Th17 cells</text:span></text:span></text:p>
          </table:table-cell>
        </table:table-row>
        <text:soft-page-break/>
        <table:table-row>
          <table:table-cell table:style-name="Table1.A2" office:value-type="string">
            <text:p text:style-name="P12">GSE14308_TH2_VS_TH17_UP</text:p>
            <text:p text:style-name="P4"/>
          </table:table-cell>
          <table:table-cell table:style-name="Table1.B2" office:value-type="string">
            <text:p text:style-name="P4">Genes up-regulated in comparison of Th2 cells versus Th17 cells</text:p>
          </table:table-cell>
        </table:table-row>
        <table:table-row>
          <table:table-cell table:style-name="Table1.A2" office:value-type="string">
            <text:p text:style-name="P12">GSE26030_TH1_VS_TH17_DAY15_POST_POLARIZATION_DN</text:p>
            <text:p text:style-name="P4"/>
          </table:table-cell>
          <table:table-cell table:style-name="Table1.B2" office:value-type="string">
            <text:p text:style-name="P4">Genes down-regulated in T helper cells 15 days post polarization: Th1 versus Th17.</text:p>
          </table:table-cell>
        </table:table-row>
        <table:table-row>
          <table:table-cell table:style-name="Table1.A2" office:value-type="string">
            <text:p text:style-name="P12">GSE26030_TH1_VS_TH17_DAY15_POST_POLARIZATION_UP</text:p>
            <text:p text:style-name="P4"/>
          </table:table-cell>
          <table:table-cell table:style-name="Table1.B2" office:value-type="string">
            <text:p text:style-name="P4"><text:span text:style-name="T4">This </text:span>contains genes upregulated in T helper 1 (Th1) cells compared to T helper 17 (Th17) cells 15 days after polarization. This dataset can be used to study differences in gene expression that distinguish Th1 from Th17 cells at a later stage of differentiation. The 15-day time point is a later stage of differentiation, allowing for the study of mature or stable phenotypes.</text:p>
          </table:table-cell>
        </table:table-row>
        <table:table-row>
          <table:table-cell table:style-name="Table1.A2" office:value-type="string">
            <text:p text:style-name="P12">GSE26030_TH1_VS_TH17_DAY5_POST_POLARIZATION_DN</text:p>
            <text:p text:style-name="P4"/>
          </table:table-cell>
          <table:table-cell table:style-name="Table1.B2" office:value-type="string">
            <text:p text:style-name="P4">Genes down-regulated in T helper cells 5 days post polarization: Th1 versus Th17. Th17-derived cells acquire Th1-like properties in vivo but maintain a distinct molecular profile.</text:p>
          </table:table-cell>
        </table:table-row>
        <table:table-row>
          <table:table-cell table:style-name="Table1.A2" office:value-type="string">
            <text:p text:style-name="P12">GSE26030_TH1_VS_TH17_DAY5_POST_POLARIZATION_UP</text:p>
            <text:p text:style-name="P4"/>
          </table:table-cell>
          <table:table-cell table:style-name="Table1.B2" office:value-type="string">
            <text:p text:style-name="P4">Genes up-regulated in T helper cells 5 days post polarization: Th1 versus Th17.</text:p>
          </table:table-cell>
        </table:table-row>
        <table:table-row>
          <table:table-cell table:style-name="Table1.A2" office:value-type="string">
            <text:p text:style-name="P12">GSE26030_TH1_VS_TH17_RESTIMULATED_DAY15_POST_POLARIZATION_D<text:span text:style-name="T4">N</text:span></text:p>
            <text:p text:style-name="P4"/>
          </table:table-cell>
          <table:table-cell table:style-name="Table1.B2" office:value-type="string">
            <text:p text:style-name="P3">This gene set represents genes </text:p>
            <text:p text:style-name="P3"><text:span text:style-name="Strong_20_Emphasis">down-regulated</text:span> in <text:span text:style-name="Strong_20_Emphasis">Th1 cells</text:span> compared to <text:span text:style-name="Strong_20_Emphasis">Th17 cells</text:span> on day 15 post-restimulation after initial polarization. Specifically focuses on the comparative gene expression between Th1 and Th17 cells post-restimulation, providing a unique snapshot of the transcriptional differences between these two cell types.</text:p>
          </table:table-cell>
        </table:table-row>
        <table:table-row>
          <table:table-cell table:style-name="Table1.A2" office:value-type="string">
            <text:p text:style-name="P12">GSE26030_TH1_VS_TH17_RESTIMULATED_DAY15_POST_POLARIZATION_UP</text:p>
            <text:p text:style-name="P4"/>
          </table:table-cell>
          <table:table-cell table:style-name="Table1.B2" office:value-type="string">
            <text:p text:style-name="P4">Genes up-regulated in T helper cells 15 days post polarization and stimulated with anti-CD3 and anti-CD28: Th1 versus Th17.</text:p>
          </table:table-cell>
        </table:table-row>
        <table:table-row>
          <table:table-cell table:style-name="Table1.A2" office:value-type="string">
            <text:p text:style-name="P12">GSE26030_TH1_VS_TH17_RESTIMULATED_DAY5_POST_POLARIZATION_DN</text:p>
            <text:p text:style-name="P4"/>
          </table:table-cell>
          <table:table-cell table:style-name="Table1.B2" office:value-type="string">
            <text:p text:style-name="P4">Genes up-regulated in T helper cells 5 days post polarization and stimulated with anti-CD3 and anti-CD28: Th1 versus Th17.</text:p>
          </table:table-cell>
        </table:table-row>
        <table:table-row>
          <table:table-cell table:style-name="Table1.A2" office:value-type="string">
            <text:p text:style-name="P12">GSE26030_TH1_VS_TH17_RESTIMULATED_DAY5_POST_POLARIZATION_UP</text:p>
            <text:p text:style-name="P4"/>
          </table:table-cell>
          <table:table-cell table:style-name="Table1.B2" office:value-type="string">
            <text:p text:style-name="P3">The gene set represents genes that are up-regulated in the <text:span text:style-name="Strong_20_Emphasis">restimulated T helper 1 (Th1) cells</text:span> compared to the <text:span text:style-name="Strong_20_Emphasis">restimulated Th17 cells</text:span> five days after the initial polarization process.</text:p>
          </table:table-cell>
        </table:table-row>
        <table:table-row>
          <table:table-cell table:style-name="Table1.A2" office:value-type="string">
            <text:p text:style-name="P12">GSE26030_UNSTIM_VS_RESTIM_TH17_DAY15_POST_POLARIZATION_DN</text:p>
            <text:p text:style-name="P4"/>
          </table:table-cell>
          <table:table-cell table:style-name="Table1.B2" office:value-type="string">
            <text:p text:style-name="P4">Genes down-regulated in Th17 cells 15 days post polarization: control versus stimulated with anti-CD3 and anti-CD28.</text:p>
          </table:table-cell>
        </table:table-row>
        <table:table-row>
          <table:table-cell table:style-name="Table1.A2" office:value-type="string">
            <text:p text:style-name="P12">GSE26030_UNSTIM_VS_RESTIM_TH17_DAY15_POST_POLARIZATION_UP</text:p>
            <text:p text:style-name="P4"><text:soft-page-break/></text:p>
          </table:table-cell>
          <table:table-cell table:style-name="Table1.B2" office:value-type="string">
            <text:p text:style-name="P4">Genes up-regulated in Th17 cells 15 days post polarization: control versus stimulated <text:soft-page-break/>with anti-CD3 and anti-CD28.</text:p>
          </table:table-cell>
        </table:table-row>
        <table:table-row>
          <table:table-cell table:style-name="Table1.A2" office:value-type="string">
            <text:p text:style-name="P2"><text:span text:style-name="Strong_20_Emphasis"><text:span text:style-name="T2"/></text:span></text:p>
            <text:p text:style-name="P10">GSE26030_UNSTIM_VS_RESTIM_TH17_DAY5_POST_POLARIZATION_DN</text:p>
            <text:p text:style-name="P4"/>
          </table:table-cell>
          <table:table-cell table:style-name="Table1.B2" office:value-type="string">
            <text:p text:style-name="P4">Genes down-regulated in Th17 cells 5 days post polarization: control versus stimulated with anti-CD3 and anti-CD28</text:p>
          </table:table-cell>
        </table:table-row>
        <table:table-row>
          <table:table-cell table:style-name="Table1.A2" office:value-type="string">
            <text:p text:style-name="P1"><text:span text:style-name="Strong_20_Emphasis"><text:span text:style-name="T5">GSE26030_UNSTIM_VS_RESTIM_TH17_DAY5_POST_POLARIZATION_UP</text:span></text:span></text:p>
            <text:p text:style-name="P2"><text:span text:style-name="Strong_20_Emphasis"><text:span text:style-name="T2"/></text:span></text:p>
          </table:table-cell>
          <table:table-cell table:style-name="Table1.B2" office:value-type="string">
            <text:p text:style-name="P19"><text:span text:style-name="T1">This gene set consists of genes that are significantly upregulated in Th17 cells under specific conditions. </text:span>This compares unstimulated cells to restimulated cells. In the context of T cells, "restimulation" typically involves exposing the cells again to activating signals (such as anti-CD3 and anti-CD28) to measure their response. The gene expression analysis was performed on cells that were collected 5 days after their initial polarization (differentiation) into the Th17 lineage.</text:p>
          </table:table-cell>
        </table:table-row>
        <table:table-row>
          <table:table-cell table:style-name="Table1.A2" office:value-type="string">
            <text:p text:style-name="P1"><text:span text:style-name="Strong_20_Emphasis"><text:span text:style-name="T5">GSE27241_CTRL_VS_DIGOXIN_TREATED_CD4_TCELL_IN_TH17_POLARIZING_CONDITIO</text:span></text:span></text:p>
            <text:p text:style-name="P2"><text:span text:style-name="Strong_20_Emphasis"><text:span text:style-name="T2"/></text:span></text:p>
          </table:table-cell>
          <table:table-cell table:style-name="Table1.B2" office:value-type="string">
            <text:p text:style-name="P6">Genes down-regulated in polarizing CD4 Th17 cells: untreated versus digoxin </text:p>
          </table:table-cell>
        </table:table-row>
        <table:table-row>
          <table:table-cell table:style-name="Table1.A2" office:value-type="string">
            <text:p text:style-name="P4">GSE27241_CTRL_VS_DIGOXIN_TREATED_RORGT_KO_CD4_TCELL_IN_TH17_POLARIZING_CONDITIONS_DN</text:p>
          </table:table-cell>
          <table:table-cell table:style-name="Table1.B2" office:value-type="string">
            <text:p text:style-name="P6">Genes down-regulated in polarizing CD4 <text:a xlink:type="simple" xlink:href="http://www.ncbi.nlm.nih.gov/gene/920" text:style-name="Internet_20_link" text:visited-style-name="Visited_20_Internet_20_Link">[GeneID=920]</text:a> Th17 cells: wildtype untreated versus RORC <text:a xlink:type="simple" xlink:href="http://www.ncbi.nlm.nih.gov/gene/6097" text:style-name="Internet_20_link" text:visited-style-name="Visited_20_Internet_20_Link">[GeneID=6097]</text:a> knockout treated by digoxin <text:a xlink:type="simple" xlink:href="http://pubchem.ncbi.nlm.nih.gov/summary/summary.cgi?cid=2724385" text:style-name="Internet_20_link" text:visited-style-name="Visited_20_Internet_20_Link">[PubChem=2724385]</text:a>. CD4+ T helper lymphocytes that express interleukin-17 (Th17 cells) have critical roles in mouse models of autoimmunity, and there is mounting evidence that they also influence inflammatory processes in humans. Genome-wide association studies in humans have linked genes involved in Th17 cell differentiation and function with susceptibility to Crohn?s disease, rheumatoid arthritis, and psoriasis1-3. Thus, the pathway towards differentiation of Th17 cells and, perhaps, of related innate lymphoid cells with similar effector functions4, 5, is an attractive target for therapeutic applications. Mouse and human Th17 cells are distinguished by expression of the retinoic acid receptor-related orphan nuclear receptor ROR?t, which is required for induction of IL-17 transcription and for <text:soft-page-break/>the manifestation of Th17-dependent autoimmune disease in mice6. By performing a chemical screen with an insect cell-based reporter system, we identified the cardiac glycoside digoxin as a specific inhibitor of ROR?t transcriptional activity. Digoxin inhibited murine Th17 cell differentiation without affecting differentiation of other T cell lineages and was effective in delaying the onset and reducing the severity of autoimmune disease in mice. At high concentrations, digoxin is toxic for human cells, but non-toxic synthetic derivatives, 20,22-dihydrodigoxin-21,23-diol (Dig(dhd)) and digoxin-21-salicylidene (Dig(sal)), specifically inhibited induction of IL-17 in human CD4+ T cells. Using these small molecule compounds, we demonstrated that ROR?t is imporant for the maintenance of IL-17 expression in mouse and human effector T cells. These data suggest that derivatives of digoxin can be used as chemical probes for development of ROR?t-targeted therapeutic agents that attenuate inflammatory lymphocyte function and autoimmune disease.</text:p>
          </table:table-cell>
        </table:table-row>
        <table:table-row table:style-name="Table1.34">
          <table:table-cell table:style-name="Table1.A2" office:value-type="string">
            <text:p text:style-name="P8"><text:span text:style-name="T7"><text:s text:c="2"/></text:span><text:bookmark text:name="rstudio_console_output"/><text:span text:style-name="T6">GSE27241_CTRL_VS_DIGOXIN_TREATED_RORGT_KO_CD4_TCELL_IN_TH17_POLARIZING_CONDITIONS_UP</text:span></text:p>
            <text:p text:style-name="P4"/>
          </table:table-cell>
          <table:table-cell table:style-name="Table1.B2" office:value-type="string">
            <text:p text:style-name="P4">Genes <text:span text:style-name="T8">up</text:span>-regulated in polarizing CD4 <text:a xlink:type="simple" xlink:href="http://www.ncbi.nlm.nih.gov/gene/920" text:style-name="Internet_20_link" text:visited-style-name="Visited_20_Internet_20_Link">[GeneID=920]</text:a> Th17 cells: wildtype untreated versus RORC <text:a xlink:type="simple" xlink:href="http://www.ncbi.nlm.nih.gov/gene/6097" text:style-name="Internet_20_link" text:visited-style-name="Visited_20_Internet_20_Link">[GeneID=6097]</text:a> knockout treated by digoxin <text:a xlink:type="simple" xlink:href="http://pubchem.ncbi.nlm.nih.gov/summary/summary.cgi?cid=2724385" text:style-name="Internet_20_link" text:visited-style-name="Visited_20_Internet_20_Link">[PubChem=2724385]</text:a>.</text:p>
          </table:table-cell>
        </table:table-row>
        <table:table-row table:style-name="Table1.35">
          <table:table-cell table:style-name="Table1.A2" office:value-type="string">
            <text:p text:style-name="P11"><text:bookmark text:name="rstudio_console_output Copy 1"/>GSE27241_WT_CTRL_VS_DIGOXIN_TREATED_RORGT_KO_CD4_TCELL_IN_TH17_POLARIZING_CONDITIONS_DN</text:p>
            <text:p text:style-name="P4"/>
          </table:table-cell>
          <table:table-cell table:style-name="Table1.B2" office:value-type="string">
            <text:p text:style-name="P4">describes a gene expression dataset comparing <text:span text:style-name="Strong_20_Emphasis">wild-type (WT) control CD4 T cells</text:span> to <text:span text:style-name="Strong_20_Emphasis">RORγt knockout (KO) CD4 T cells</text:span> treated with <text:span text:style-name="Strong_20_Emphasis">digoxin</text:span> under conditions that promote <text:span text:style-name="Strong_20_Emphasis">Th17 cell differentiation</text:span>. The "<text:span text:style-name="Emphasis">DN</text:span>" suffix indicates a collection of genes that are <text:span text:style-name="Strong_20_Emphasis">down-regulated</text:span> in the <text:span text:style-name="Strong_20_Emphasis">digoxin-treated RORγt KO cells</text:span> compared to the <text:span text:style-name="Strong_20_Emphasis">wild-type control cells</text:span></text:p>
          </table:table-cell>
        </table:table-row>
        <table:table-row>
          <table:table-cell table:style-name="Table1.A2" office:value-type="string">
            <text:p text:style-name="P11"><text:bookmark text:name="rstudio_console_output Copy 2"/>GSE27241_WT_CTRL_VS_DIGOXIN_TREATED_RORGT_KO_CD4_TCELL_IN_TH17_POLARIZING_CONDITIONS_UP</text:p>
            <text:p text:style-name="P4"/>
          </table:table-cell>
          <table:table-cell table:style-name="Table1.B2" office:value-type="string">
            <text:p text:style-name="P4">Genes up-regulated in polarizing CD4 <text:a xlink:type="simple" xlink:href="http://www.ncbi.nlm.nih.gov/gene/920" text:style-name="Internet_20_link" text:visited-style-name="Visited_20_Internet_20_Link">[GeneID=920]</text:a> Th17 cells: wildtype vs RORC <text:a xlink:type="simple" xlink:href="http://www.ncbi.nlm.nih.gov/gene/6097" text:style-name="Internet_20_link" text:visited-style-name="Visited_20_Internet_20_Link">[GeneID=6097]</text:a> knockout treated with digoxin <text:a xlink:type="simple" xlink:href="http://pubchem.ncbi.nlm.nih.gov/summary/summary.cgi?cid=2724385" text:style-name="Internet_20_link" text:visited-style-name="Visited_20_Internet_20_Link">[PubChem=2724385]</text:a>.</text:p>
          </table:table-cell>
        </table:table-row>
        <table:table-row table:style-name="Table1.37">
          <table:table-cell table:style-name="Table1.A2" office:value-type="string">
            <text:p text:style-name="P11"><text:bookmark text:name="rstudio_console_output Copy 3"/>GSE27241_WT_VS_RORGT_KO_TH17_POLARIZED_CD4_TCELL_DN</text:p>
            <text:p text:style-name="P4"><text:soft-page-break/></text:p>
          </table:table-cell>
          <table:table-cell table:style-name="Table1.B2" office:value-type="string">
            <text:p text:style-name="P3">This query refers to a gene set from the Gene Set Enrichment Analysis (GSEA) <text:soft-page-break/>database, comparing wild-type (WT) CD4 T cells to those with a RORγt knockout (KO) that have been differentiated into TH17 cells</text:p>
            <text:p text:style-name="Standard">. The "DN" indicates a list of genes that are <text:span text:style-name="Strong_20_Emphasis">D</text:span>own-<text:span text:style-name="Strong_20_Emphasis">r</text:span>egulated in the RORγt knockout cells compared to the wild-type control. It identifies genes whose expression is reduced when the RORγt transcription factor is absent. </text:p>
          </table:table-cell>
        </table:table-row>
        <table:table-row>
          <table:table-cell table:style-name="Table1.A2" office:value-type="string">
            <text:p text:style-name="P11"><text:bookmark text:name="rstudio_console_output Copy 4"/>GSE27241_WT_VS_RORGT_KO_TH17_POLARIZED_CD4_TCELL_TREATED_WITH_DIGOXIN_DN</text:p>
            <text:p text:style-name="P4"/>
          </table:table-cell>
          <table:table-cell table:style-name="Table1.B2" office:value-type="string">
            <text:p text:style-name="P3">This gene set name refers to </text:p>
            <text:p text:style-name="Standard"><text:span text:style-name="Strong_20_Emphasis">down-regulated</text:span> in <text:span text:style-name="Strong_20_Emphasis">Th17 cells</text:span> that are treated with <text:span text:style-name="Strong_20_Emphasis">digoxin</text:span>. Specifically, it represents the comparison of <text:span text:style-name="Strong_20_Emphasis">wild-type (WT)</text:span> Th17 cells versus <text:span text:style-name="Strong_20_Emphasis">RORγt knockout (KO)</text:span> Th17 cells after digoxin treatment. The study's findings suggest that RORγt is important for maintaining IL-17 expression and that digoxin inhibits this function, with synthetic derivatives of digoxin being studied as potential therapeutics for autoimmune diseases. </text:p>
          </table:table-cell>
        </table:table-row>
        <table:table-row>
          <table:table-cell table:style-name="Table1.A2" office:value-type="string">
            <text:p text:style-name="P11"><text:bookmark text:name="rstudio_console_output Copy 5"/>GSE27241_WT_VS_RORGT_KO_TH17_POLARIZED_CD4_TCELL_TREATED_WITH_DIGOXIN_UP</text:p>
            <text:p text:style-name="P4"/>
          </table:table-cell>
          <table:table-cell table:style-name="Table1.B2" office:value-type="string">
            <text:p text:style-name="P4">Genes up-regulated in polarizing CD4 <text:a xlink:type="simple" xlink:href="http://www.ncbi.nlm.nih.gov/gene/920" text:style-name="Internet_20_link" text:visited-style-name="Visited_20_Internet_20_Link">[GeneID=920]</text:a> Th17 cells treated by digoxin <text:a xlink:type="simple" xlink:href="http://pubchem.ncbi.nlm.nih.gov/summary/summary.cgi?cid=2724385" text:style-name="Internet_20_link" text:visited-style-name="Visited_20_Internet_20_Link">[PubChem=2724385]</text:a>: wildtype versus RORC <text:a xlink:type="simple" xlink:href="http://www.ncbi.nlm.nih.gov/gene/6097" text:style-name="Internet_20_link" text:visited-style-name="Visited_20_Internet_20_Link">[GeneID=6097]</text:a> knockout.</text:p>
          </table:table-cell>
        </table:table-row>
        <table:table-row>
          <table:table-cell table:style-name="Table1.A2" office:value-type="string">
            <text:p text:style-name="P11"><text:bookmark text:name="rstudio_console_output Copy 6"/>GSE27241_WT_VS_RORGT_KO_TH17_POLARIZED_CD4_TCELL_UP</text:p>
            <text:p text:style-name="P4"/>
          </table:table-cell>
          <table:table-cell table:style-name="Table1.B2" office:value-type="string">
            <text:p text:style-name="P4">Genes up-regulated in polarizing CD4 <text:a xlink:type="simple" xlink:href="http://www.ncbi.nlm.nih.gov/gene/920" text:style-name="Internet_20_link" text:visited-style-name="Visited_20_Internet_20_Link">[GeneID=920]</text:a> Th17 cells: wildtype versus RORC <text:a xlink:type="simple" xlink:href="http://www.ncbi.nlm.nih.gov/gene/6097" text:style-name="Internet_20_link" text:visited-style-name="Visited_20_Internet_20_Link">[GeneID=6097]</text:a> knockout.</text:p>
          </table:table-cell>
        </table:table-row>
        <table:table-row>
          <table:table-cell table:style-name="Table1.A2" office:value-type="string">
            <text:p text:style-name="P11"><text:bookmark text:name="rstudio_console_output Copy 7"/>GSE32901_NAIVE_VS_TH17_ENRICHED_CD4_TCELL_DN</text:p>
            <text:p text:style-name="P4"/>
          </table:table-cell>
          <table:table-cell table:style-name="Table1.B2" office:value-type="string">
            <text:p text:style-name="P4">Genes down-regulated in CD4 <text:a xlink:type="simple" xlink:href="http://www.ncbi.nlm.nih.gov/gene/920" text:style-name="Internet_20_link" text:visited-style-name="Visited_20_Internet_20_Link">[GeneID=920]</text:a> naïve versus Th17 enriched. Full description or abstract In this study, we examined differential gene expression in naïve human CD4+ T cells, as well as in effector Th1, Th17-negative and Th17-enriched CD4- T cell subsets. We observed a marked enrichment for increased gene expression in effector CD4+ T cells compared to naive CD4+ among immune-mediated disease oci genes. Within effector T cells, expression of disease-associated genes was increased in Th17-enriched compared to Th17-negative cells. We used microarray to examine the gene expresssion profile and level of human naïve, Th1 and effector T cell subsets.</text:p>
          </table:table-cell>
        </table:table-row>
        <table:table-row>
          <table:table-cell table:style-name="Table1.A2" office:value-type="string">
            <text:p text:style-name="P11"><text:bookmark text:name="rstudio_console_output Copy 8"/>GSE32901_NAIVE_VS_TH17_ENRICHED_CD4_TCELL_UP</text:p>
            <text:p text:style-name="P4"/>
          </table:table-cell>
          <table:table-cell table:style-name="Table1.B2" office:value-type="string">
            <text:p text:style-name="P18"><text:a xlink:type="simple" xlink:href="https://www.google.com/search?client=firefox-b-lm&amp;q=MSigDB&amp;mstk=AUtExfBGnHYi3NsSTVFuQ7nvOj7VhfghaQmgn1sPnsxnLs9l9L_VPtYwMz9jcct-KvoZEQ5V21Ysfim9vIPD9CJYmnhqGVzlKyce688mSqZBK1D5MdqjKdR0MLmHJO1zsdnoDIgbPL6GBd0JZVz8aRAaBkOwdLyLGpRNRizuEUJkOqeOQR6zum0qzGR77kDIzr7NEnoWA-pRxwdsjmCNFqpMdJc51L5Me8Ib6GLWLsSyy1Z-3MgXpEaphUNgQOqUSyt-mzDlhm62fHfcHRGzyIL_cJ7ev2PcSpBCJxgZkyqx8_CXad5e41xBnKYo8ZUqBRAUFcsqwNLVmkCeErlG8xWiRuZf2aL2SPFudH8vZrUWuIEW&amp;csui=3&amp;ved=2ahUKEwjiyLuqlvGQAxVpWkEAHfMyJB0QgK4QegQIARAC" text:style-name="Internet_20_link" text:visited-style-name="Visited_20_Internet_20_Link"><text:span text:style-name="T10">MSigDB</text:span></text:a><text:span text:style-name="T1"> database representing genes that are upregulated in naive CD4+ T cells compared to Th17-enriched CD4+ T cells. It provides a list of genes for researchers studying the transcriptional differences </text:span><text:soft-page-break/><text:span text:style-name="T1">between these two cell populations in human T helper cell differentiation. </text:span>Researchers can use this gene set to perform further analysis to understand the molecular differences between naive and effector Th17 cells, which is crucial for studying immune-mediated diseases. </text:p>
          </table:table-cell>
        </table:table-row>
        <table:table-row>
          <table:table-cell table:style-name="Table1.A2" office:value-type="string">
            <text:p text:style-name="P11"><text:bookmark text:name="rstudio_console_output Copy 9"/>GSE32901_NAIVE_VS_TH17_NEG_CD4_TCELL_DN</text:p>
            <text:p text:style-name="P4"/>
          </table:table-cell>
          <table:table-cell table:style-name="Table1.B2" office:value-type="string">
            <text:p text:style-name="P4">Genes down-regulated in CD4 <text:a xlink:type="simple" xlink:href="http://www.ncbi.nlm.nih.gov/gene/920" text:style-name="Internet_20_link" text:visited-style-name="Visited_20_Internet_20_Link">[GeneID=920]</text:a> T cells: naïve versus Th17 negative.</text:p>
          </table:table-cell>
        </table:table-row>
        <table:table-row>
          <table:table-cell table:style-name="Table1.A2" office:value-type="string">
            <text:p text:style-name="P4">GSE32901_NAIVE_VS_TH17_NEG_CD4_TCELL_UP</text:p>
          </table:table-cell>
          <table:table-cell table:style-name="Table1.B2" office:value-type="string">
            <text:p text:style-name="P4">Genes up-regulated in CD4 <text:a xlink:type="simple" xlink:href="http://www.ncbi.nlm.nih.gov/gene/920" text:style-name="Internet_20_link" text:visited-style-name="Visited_20_Internet_20_Link">[GeneID=920]</text:a> T cells: naïve versus Th17 negative.</text:p>
          </table:table-cell>
        </table:table-row>
        <table:table-row>
          <table:table-cell table:style-name="Table1.A2" office:value-type="string">
            <text:p text:style-name="P11"><text:bookmark text:name="rstudio_console_output Copy 10"/>GSE32901_TH17_EMRICHED_VS_TH17_NEG_CD4_TCELL_DN</text:p>
            <text:p text:style-name="P4"/>
          </table:table-cell>
          <table:table-cell table:style-name="Table1.B2" office:value-type="string">
            <text:p text:style-name="P3">This query refers to a gene set from a study comparing Th17-enriched and Th17-negative CD4+ T cells</text:p>
            <text:p text:style-name="P13">, specifically identifying genes that are <text:span text:style-name="Strong_20_Emphasis">down-regulated</text:span> in the Th17-enriched cells compared to the Th17-negative cells. This is a subset of the original GSE32901 dataset and is part of a larger analysis of gene expression in different human CD4+ T cell subsets.</text:p>
          </table:table-cell>
        </table:table-row>
        <table:table-row>
          <table:table-cell table:style-name="Table1.A2" office:value-type="string">
            <text:p text:style-name="P11"><text:bookmark text:name="rstudio_console_output Copy 11"/>GSE32901_TH17_EMRICHED_VS_TH17_NEG_CD4_TCELL_UP</text:p>
            <text:p text:style-name="P4"/>
          </table:table-cell>
          <table:table-cell table:style-name="Table1.B2" office:value-type="string">
            <text:p text:style-name="P4">Genes up-regulated in CD4 <text:a xlink:type="simple" xlink:href="http://www.ncbi.nlm.nih.gov/gene/920" text:style-name="Internet_20_link" text:visited-style-name="Visited_20_Internet_20_Link">[GeneID=920]</text:a> Th17 T cells: enriched versus negative.</text:p>
          </table:table-cell>
        </table:table-row>
        <table:table-row>
          <table:table-cell table:style-name="Table1.A2" office:value-type="string">
            <text:p text:style-name="P11"><text:bookmark text:name="rstudio_console_output Copy 12"/>GSE32901_NAIVE_VS_TH17_NEG_CD4_TCELL_DN</text:p>
            <text:p text:style-name="P4"/>
          </table:table-cell>
          <table:table-cell table:style-name="Table1.B2" office:value-type="string">
            <text:p text:style-name="P4">Genes down-regulated in CD4 <text:a xlink:type="simple" xlink:href="http://www.ncbi.nlm.nih.gov/gene/920" text:style-name="Internet_20_link" text:visited-style-name="Visited_20_Internet_20_Link">[GeneID=920]</text:a> T cells: naïve versus Th17 negative.</text:p>
          </table:table-cell>
        </table:table-row>
        <table:table-row>
          <table:table-cell table:style-name="Table1.A2" office:value-type="string">
            <text:p text:style-name="P11"><text:bookmark text:name="rstudio_console_output Copy 13"/>GSE32901_NAIVE_VS_TH17_NEG_CD4_TCELL_UP</text:p>
            <text:p text:style-name="P4"/>
          </table:table-cell>
          <table:table-cell table:style-name="Table1.B2" office:value-type="string">
            <text:p text:style-name="P4">Genes up-regulated in CD4 <text:a xlink:type="simple" xlink:href="http://www.ncbi.nlm.nih.gov/gene/920" text:style-name="Internet_20_link" text:visited-style-name="Visited_20_Internet_20_Link">[GeneID=920]</text:a> T cells: naïve versus Th17 negative.</text:p>
          </table:table-cell>
        </table:table-row>
        <table:table-row>
          <table:table-cell table:style-name="Table1.A2" office:value-type="string">
            <text:p text:style-name="P11"><text:bookmark text:name="rstudio_console_output Copy 14"/>GSE32901_TH17_EMRICHED_VS_TH17_NEG_CD4_TCELL_DN</text:p>
            <text:p text:style-name="P4"/>
          </table:table-cell>
          <table:table-cell table:style-name="Table1.B2" office:value-type="string">
            <text:p text:style-name="P3">This query refers to a gene set from a study comparing Th17-enriched and Th17-negative CD4+ T cells</text:p>
            <text:p text:style-name="Standard">, specifically identifying genes that are <text:span text:style-name="Strong_20_Emphasis">down-regulated</text:span> in the Th17-enriched cells compared to the Th17-negative cells. This is a subset of the original GSE32901 dataset and is part of a larger analysis of gene expression in different human CD4+ T cell subsets. </text:p>
          </table:table-cell>
        </table:table-row>
        <table:table-row>
          <table:table-cell table:style-name="Table1.A2" office:value-type="string">
            <text:p text:style-name="P11"><text:bookmark text:name="rstudio_console_output Copy 15"/>GSE32901_TH17_EMRICHED_VS_TH17_NEG_CD4_TCELL_UP</text:p>
            <text:p text:style-name="P4"/>
          </table:table-cell>
          <table:table-cell table:style-name="Table1.B2" office:value-type="string">
            <text:p text:style-name="P4">Genes up-regulated in CD4 <text:a xlink:type="simple" xlink:href="http://www.ncbi.nlm.nih.gov/gene/920" text:style-name="Internet_20_link" text:visited-style-name="Visited_20_Internet_20_Link">[GeneID=920]</text:a> Th17 T cells: enriched versus negative.</text:p>
          </table:table-cell>
        </table:table-row>
        <table:table-row>
          <table:table-cell table:style-name="Table1.A2" office:value-type="string">
            <text:p text:style-name="P11"><text:bookmark text:name="rstudio_console_output Copy 16"/>GSE32901_TH1_VS_TH17_ENRICHED_CD4_TCELL_DN</text:p>
            <text:p text:style-name="P4"/>
          </table:table-cell>
          <table:table-cell table:style-name="Table1.B2" office:value-type="string">
            <text:p text:style-name="P4">Genes down-regulated in CD4 <text:a xlink:type="simple" xlink:href="http://www.ncbi.nlm.nih.gov/gene/920" text:style-name="Internet_20_link" text:visited-style-name="Visited_20_Internet_20_Link">[GeneID=920]</text:a> T cells: Th1 versus Th17 enriched.</text:p>
          </table:table-cell>
        </table:table-row>
        <table:table-row>
          <table:table-cell table:style-name="Table1.A2" office:value-type="string">
            <text:p text:style-name="P11"><text:bookmark text:name="rstudio_console_output Copy 17"/>GSE32901_TH1_VS_TH17_ENRICHED_CD4_TCELL_UP</text:p>
            <text:p text:style-name="P4"/>
          </table:table-cell>
          <table:table-cell table:style-name="Table1.B2" office:value-type="string">
            <text:p text:style-name="P4">, indicating genes that are specifically <text:soft-page-break/>upregulated in Th1 cells. This set is a part of the larger dataset (GSE32901) which compares different CD4+ T cell subsets. </text:p>
          </table:table-cell>
        </table:table-row>
        <table:table-row>
          <table:table-cell table:style-name="Table1.A2" office:value-type="string">
            <text:p text:style-name="P11"><text:bookmark text:name="rstudio_console_output Copy 18"/>GSE32901_TH1_VS_TH17_NEG_CD4_TCELL_DN</text:p>
            <text:p text:style-name="P4"/>
          </table:table-cell>
          <table:table-cell table:style-name="Table1.B2" office:value-type="string">
            <text:p text:style-name="P4">based on a study that analyzed differential gene expression. This set highlights genes whose expression is decreased during the differentiation of CD4+ T cells into Th1 cells versus their Th17-negative counterparts. </text:p>
          </table:table-cell>
        </table:table-row>
        <table:table-row>
          <table:table-cell table:style-name="Table1.A2" office:value-type="string">
            <text:p text:style-name="P11"><text:bookmark text:name="rstudio_console_output Copy 19"/>GSE32901_TH1_VS_TH17_NEG_CD4_TCELL_UP</text:p>
            <text:p text:style-name="P4"/>
          </table:table-cell>
          <table:table-cell table:style-name="Table1.B2" office:value-type="string">
            <text:p text:style-name="P3">The gene set </text:p>
            <text:p text:style-name="P15"><text:span text:style-name="Source_20_Text">GSE32901_TH1_VS_TH17_NEG_CD4_TCELL_UP</text:span> refers to genes that are upregulated in human Th1 (T helper 1) cells compared to Th17-negative CD4+ T cells, based on the GSE32901 microarray dataset. </text:p>
            <text:p text:style-name="Standard">This gene set was created as part of a 2012 study by Zhang et al., which compared the gene expression profiles of various human CD4+ T-cell subsets. </text:p>
            <text:p text:style-name="P4"/>
          </table:table-cell>
        </table:table-row>
        <table:table-row>
          <table:table-cell table:style-name="Table1.A2" office:value-type="string">
            <text:p text:style-name="P11"><text:bookmark text:name="rstudio_console_output Copy 20"/>GSE43955_TGFB_IL6_VS_TGFB_IL6_IL23_TH17_ACT_CD4_TCELL_52H_DN</text:p>
            <text:p text:style-name="P4"/>
          </table:table-cell>
          <table:table-cell table:style-name="Table1.B2" office:value-type="string">
            <text:p text:style-name="P3">. The gene set, denoted as <text:span text:style-name="Source_20_Text">_52H_DN</text:span>, specifically represents the genes that are <text:span text:style-name="Emphasis">down-regulated</text:span> in the IL-23 group compared to the control group. </text:p>
            <text:p text:style-name="Standard">This gene set would be useful for researchers studying the effects of IL-23 on Th17 cell differentiation and function. It identifies genes that are suppressed when IL-23 is added to the Th17 differentiation cocktail, providing insight into the pathways that are inhibited by IL-23. </text:p>
            <text:p text:style-name="P4"/>
          </table:table-cell>
        </table:table-row>
        <table:table-row>
          <table:table-cell table:style-name="Table1.A2" office:value-type="string">
            <text:p text:style-name="P11"><text:bookmark text:name="rstudio_console_output Copy 21"/>GSE43955_TGFB_IL6_VS_TGFB_IL6_IL23_TH17_ACT_CD4_TCELL_52H_UP</text:p>
            <text:p text:style-name="P4"/>
          </table:table-cell>
          <table:table-cell table:style-name="Table1.B2" office:value-type="string">
            <text:p text:style-name="P3">This is a gene set name for a bioinformatics study, likely indicating genes up-regulated in activated CD4+ T cells when stimulated with transforming growth factor-beta (</text:p>
            <text:p text:style-name="P14">) and interleukin-6 (IL-6) plus IL-23, compared to cells stimulated with </text:p>
            <text:p text:style-name="P14">and IL-6 only. The "52H_UP" indicates a 52-hour time point where genes were found to be up-regulated in the IL-23 condition. </text:p>
          </table:table-cell>
        </table:table-row>
        <table:table-row>
          <table:table-cell table:style-name="Table1.A2" office:value-type="string">
            <text:p text:style-name="P11"><text:bookmark text:name="rstudio_console_output Copy 22"/>GSE43955_TGFB_IL6_VS_TGFB_IL6_IL23_TH17_ACT_CD4_TCELL_60H_DN</text:p>
            <text:p text:style-name="P4"/>
          </table:table-cell>
          <table:table-cell table:style-name="Table1.B2" office:value-type="string">
            <text:p text:style-name="P4">Genes down-regulated in CD4 <text:a xlink:type="simple" xlink:href="http://www.ncbi.nlm.nih.gov/gene/920" text:style-name="Internet_20_link" text:visited-style-name="Visited_20_Internet_20_Link">[GeneID=920]</text:a> T helper cells Th17 (60h): TGFB1 and IL6 [GeneID=7040;3569] versus TGFB1, IL6 [GeneID=7040;3569] and IL-23.</text:p>
          </table:table-cell>
        </table:table-row>
        <table:table-row>
          <table:table-cell table:style-name="Table1.A2" office:value-type="string">
            <text:p text:style-name="P11"><text:bookmark text:name="rstudio_console_output Copy 23"/>GSE43955_TGFB_IL6_VS_TGFB_IL6_IL23_TH17_ACT_CD4_TCELL_60H_UP</text:p>
            <text:p text:style-name="P4"/>
          </table:table-cell>
          <table:table-cell table:style-name="Table1.B2" office:value-type="string">
            <text:p text:style-name="P3">This query refers to a gene set from a study of T-cell differentiation, specifically comparing activated CD4+ T cells <text:soft-page-break/>stimulated with </text:p>
            <text:p text:style-name="Standard"><text:span text:style-name="Strong_20_Emphasis">TGF-</text:span></text:p>
            <text:p text:style-name="P14"><text:span text:style-name="Strong_20_Emphasis">+ IL-6</text:span> to those stimulated with <text:span text:style-name="Strong_20_Emphasis">TGF-</text:span></text:p>
            <text:p text:style-name="P15"><text:span text:style-name="Strong_20_Emphasis">+ IL-6 + IL-23</text:span> for 60 hours. The result, <text:span text:style-name="Source_20_Text">GSE43955_TGFB_IL6_VS_TGFB_IL6_IL23_TH17_ACT_CD4_TCELL_60H_UP</text:span>, indicates that the genes in this set are <text:span text:style-name="Emphasis">upregulated</text:span> in the group stimulated with IL-23 compared to the group without IL-23, which supports <text:span text:style-name="Strong_20_Emphasis">Th17 differentiation</text:span>. </text:p>
          </table:table-cell>
        </table:table-row>
        <table:table-row>
          <table:table-cell table:style-name="Table1.A2" office:value-type="string">
            <text:p text:style-name="P11"><text:bookmark text:name="rstudio_console_output Copy 24"/>GSE43955_TH0_VS_TGFB_IL6_IL23_TH17_ACT_CD4_TCELL_52H_DN</text:p>
            <text:p text:style-name="P4"/>
          </table:table-cell>
          <table:table-cell table:style-name="Table1.B2" office:value-type="string">
            <text:p text:style-name="P4">Genes down-regulated in CD4 <text:a xlink:type="simple" xlink:href="http://www.ncbi.nlm.nih.gov/gene/920" text:style-name="Internet_20_link" text:visited-style-name="Visited_20_Internet_20_Link">[GeneID=920]</text:a> T helper cells (52h): Th0 versus Th17 treated with TGFB1, IL6 [GeneID=7040;3569] and IL-23.</text:p>
          </table:table-cell>
        </table:table-row>
        <table:table-row>
          <table:table-cell table:style-name="Table1.A2" office:value-type="string">
            <text:p text:style-name="P11"><text:bookmark text:name="rstudio_console_output Copy 25"/>GSE43955_TH0_VS_TGFB_IL6_IL23_TH17_ACT_CD4_TCELL_52H_UP</text:p>
            <text:p text:style-name="P4"/>
          </table:table-cell>
          <table:table-cell table:style-name="Table1.B2" office:value-type="string">
            <text:p text:style-name="P3">This query refers to a gene set from the Gene Set Enrichment Analysis (GSEA) database, specifically representing genes that are up-regulated in CD4+ T cells after 52 hours of activation in an environment with TGF-</text:p>
            <text:p text:style-name="P14">, IL-6, and IL-23 compared to a TH0 control state, <text:a xlink:type="simple" xlink:href="https://www.gsea-msigdb.org/gsea/msigdb/human/geneset/GSE43955_TH0_VS_TGFB_IL6_IL23_TH17_ACT_CD4_TCELL_52H_UP.html" office:target-frame-name="_blank" xlink:show="new" text:style-name="Internet_20_link" text:visited-style-name="Visited_20_Internet_20_Link">according to GSEA</text:a>. It is a collection of genes with functional relevance to Th17 cell differentiation, representing the <text:span text:style-name="Strong_20_Emphasis">genes that are activated</text:span> as the cells become fully differentiated Th17 cells in response to specific signaling cues</text:p>
          </table:table-cell>
        </table:table-row>
        <table:table-row>
          <table:table-cell table:style-name="Table1.A2" office:value-type="string">
            <text:p text:style-name="P11"><text:bookmark text:name="rstudio_console_output Copy 26"/>GSE43955_TH0_VS_TGFB_IL6_IL23_TH17_ACT_CD4_TCELL_60H_DN</text:p>
            <text:p text:style-name="P4"/>
          </table:table-cell>
          <table:table-cell table:style-name="Table1.B2" office:value-type="string">
            <text:p text:style-name="P3">This gene set represents genes down-regulated in a study of CD4 T cells after 60 hours of stimulation</text:p>
            <text:p text:style-name="Standard">, comparing naive (TH0) cells versus those differentiated into TH17 cells using a specific cytokine combination of transforming growth factor beta (TGF-</text:p>
            <text:p text:style-name="P14">), interleukin-6 (IL-6), and interleukin-23 (IL-23). It highlights the molecular signature that distinguishes TH17 cells from naive TH0 cells under these specific culture conditions. </text:p>
          </table:table-cell>
        </table:table-row>
        <table:table-row>
          <table:table-cell table:style-name="Table1.A2" office:value-type="string">
            <text:p text:style-name="P11"><text:bookmark text:name="rstudio_console_output Copy 27"/>GSE43955_TH0_VS_TGFB_IL6_IL23_TH17_ACT_CD4_TCELL_60H_UP</text:p>
            <text:p text:style-name="P4"/>
          </table:table-cell>
          <table:table-cell table:style-name="Table1.B2" office:value-type="string">
            <text:p text:style-name="P3">This query refers to a gene set identified by the "Gene Set Enrichment Analysis" (GSEA) database, which lists genes that are </text:p>
            <text:p text:style-name="Standard"><text:span text:style-name="Strong_20_Emphasis">up-regulated</text:span> in CD4+ T cells after 60 hours of stimulation with a combination of <text:a xlink:type="simple" xlink:href="https://www.google.com/search?client=firefox-b-lm&amp;q=TGF-beta&amp;mstk=AUtExfAk0JbI8xrE0iqELQpiuzYzL6R52xpdTxjYi18bJzGWJkPYpUN7slXOvjVgBdnxJLiGsR98-iWyc-yz0-wVd2WmkL-SutaJzc6AGRbDYXt1UUPqVL9IloDFIShfPSsbZmNYo3Caf_yV8IKaZ6s5nUkyVVqoiHk9A7wX70LoP-STzoI5VJfWx9zbL55kkJ_lNYQXHFqjKDKJHHh9lXiGpqyk3fsFHGtYPTZKOReNySkL-GzstoaOu8pl4MQsWRtDxN2NgJ1rfKfKSXXjtvQwSaZwCcvA7OjcQmAMWinykX8bN4x6-WDk7xrG3tG1_mBZqBU0TQIxPGRSbxappnq5ZuwyeGIh0thN5ItpkpFHFILg&amp;csui=3&amp;ved=2ahUKEwi0wO2ymvGQAxU6QkEAHYjyI9EQgK4QegQIARAC" text:style-name="Internet_20_link" text:visited-style-name="Visited_20_Internet_20_Link">TGF-beta</text:a>, <text:a xlink:type="simple" xlink:href="https://www.google.com/search?client=firefox-b-lm&amp;q=IL-6&amp;mstk=AUtExfAk0JbI8xrE0iqELQpiuzYzL6R52xpdTxjYi18bJzGWJkPYpUN7slXOvjVgBdnxJLiGsR98-iWyc-yz0-wVd2WmkL-SutaJzc6AGRbDYXt1UUPqVL9IloDFIShfPSsbZmNYo3Caf_yV8IKaZ6s5nUkyVVqoiHk9A7wX70LoP-STzoI5VJfWx9zbL55kkJ_lNYQXHFqjKDKJHHh9lXiGpqyk3fsFHGtYPTZKOReNySkL-GzstoaOu8pl4MQsWRtDxN2NgJ1rfKfKSXXjtvQwSaZwCcvA7OjcQmAMWinykX8bN4x6-WDk7xrG3tG1_mBZqBU0TQIxPGRSbxappnq5ZuwyeGIh0thN5ItpkpFHFILg&amp;csui=3&amp;ved=2ahUKEwi0wO2ymvGQAxU6QkEAHYjyI9EQgK4QegQIARAD" text:style-name="Internet_20_link" text:visited-style-name="Visited_20_Internet_20_Link">IL-6</text:a>, and IL-23, compared to T helper 0 (Th0) cells. The analysis focuses on the changes in gene expression that occur during the differentiation of CD4+ T cells into Th17 cells</text:p>
          </table:table-cell>
        </table:table-row>
        <table:table-row table:style-name="Table1.63">
          <table:table-cell table:style-name="Table1.A2" office:value-type="string">
            <text:p text:style-name="P11"><text:bookmark text:name="rstudio_console_output Copy 28"/>GSE43955_TH0_VS_TGFB_IL6_TH17_ACT_CD4_TCELL_10H_D<text:soft-page-break/>N</text:p>
            <text:p text:style-name="P4"/>
          </table:table-cell>
          <table:table-cell table:style-name="Table1.B2" office:value-type="string">
            <text:p text:style-name="P3">This Gene Set refers to genes that are </text:p>
            <text:p text:style-name="Standard"><text:soft-page-break/><text:span text:style-name="Strong_20_Emphasis">down-regulated</text:span> in human CD4+ T cells after 10 hours of activation with <text:a xlink:type="simple" xlink:href="https://www.google.com/search?client=firefox-b-lm&amp;q=Transforming+Growth+Factor+Beta+%28TGFB%29&amp;mstk=AUtExfC3vylaW-07THopcbQGyOZvOEtEcCXQHcIejLU53pBrzo4ChRNkXh8Kmt_j_8_mTe8veu413TEtA7ZIaT4MGsaApIbiP-HPZnwiLhtO8rtiOHxID0gXCagmgkmswG__q_-tctMZhNVAIzqrOScF-p1-Lhvd5NVENwhkypOnadIV-hlSd3m5Sz2UYREkIo97Cl71TWp64s-gIAVtvKvf3-8IylXVWuimDuXrE6uCdVTtUVoYXAu3h94-w2TqH3iDRbQ-SB2d0Llhv9tQK4OABrJHkiU6hpw5_vOQ6Hfb3JAUlbIP_i6s9ayNq6Kdn1R3meO75VrVTfngzLPksCl2ehbov5MKs8HEsF7DL96kF-xV&amp;csui=3&amp;ved=2ahUKEwiJlL3CmvGQAxV-cKQEHXReGNQQgK4QegQIARAC" text:style-name="Internet_20_link" text:visited-style-name="Visited_20_Internet_20_Link"><text:span text:style-name="Strong_20_Emphasis">Transforming Growth Factor Beta (TGFB)</text:span></text:a> and <text:a xlink:type="simple" xlink:href="https://www.google.com/search?client=firefox-b-lm&amp;q=Interleukin+6+%28IL6%29&amp;mstk=AUtExfC3vylaW-07THopcbQGyOZvOEtEcCXQHcIejLU53pBrzo4ChRNkXh8Kmt_j_8_mTe8veu413TEtA7ZIaT4MGsaApIbiP-HPZnwiLhtO8rtiOHxID0gXCagmgkmswG__q_-tctMZhNVAIzqrOScF-p1-Lhvd5NVENwhkypOnadIV-hlSd3m5Sz2UYREkIo97Cl71TWp64s-gIAVtvKvf3-8IylXVWuimDuXrE6uCdVTtUVoYXAu3h94-w2TqH3iDRbQ-SB2d0Llhv9tQK4OABrJHkiU6hpw5_vOQ6Hfb3JAUlbIP_i6s9ayNq6Kdn1R3meO75VrVTfngzLPksCl2ehbov5MKs8HEsF7DL96kF-xV&amp;csui=3&amp;ved=2ahUKEwiJlL3CmvGQAxV-cKQEHXReGNQQgK4QegQIARAD" text:style-name="Internet_20_link" text:visited-style-name="Visited_20_Internet_20_Link"><text:span text:style-name="Strong_20_Emphasis">Interleukin 6 (IL6)</text:span></text:a> compared to a baseline (TH0) state, which can be associated with the initial stages of <text:a xlink:type="simple" xlink:href="https://www.google.com/search?client=firefox-b-lm&amp;q=Th17+cell+differentiation&amp;mstk=AUtExfC3vylaW-07THopcbQGyOZvOEtEcCXQHcIejLU53pBrzo4ChRNkXh8Kmt_j_8_mTe8veu413TEtA7ZIaT4MGsaApIbiP-HPZnwiLhtO8rtiOHxID0gXCagmgkmswG__q_-tctMZhNVAIzqrOScF-p1-Lhvd5NVENwhkypOnadIV-hlSd3m5Sz2UYREkIo97Cl71TWp64s-gIAVtvKvf3-8IylXVWuimDuXrE6uCdVTtUVoYXAu3h94-w2TqH3iDRbQ-SB2d0Llhv9tQK4OABrJHkiU6hpw5_vOQ6Hfb3JAUlbIP_i6s9ayNq6Kdn1R3meO75VrVTfngzLPksCl2ehbov5MKs8HEsF7DL96kF-xV&amp;csui=3&amp;ved=2ahUKEwiJlL3CmvGQAxV-cKQEHXReGNQQgK4QegQIARAE" text:style-name="Internet_20_link" text:visited-style-name="Visited_20_Internet_20_Link"><text:span text:style-name="Strong_20_Emphasis">Th17 cell differentiation</text:span></text:a>. The set is used to identify molecular signatures and regulatory networks involved in the transition from a naive or undifferentiated T cell state to a Th17 cell state</text:p>
          </table:table-cell>
        </table:table-row>
        <table:table-row>
          <table:table-cell table:style-name="Table1.A2" office:value-type="string">
            <text:p text:style-name="P11"><text:bookmark text:name="rstudio_console_output Copy 29"/>GSE43955_TH0_VS_TGFB_IL6_TH17_ACT_CD4_TCELL_10H_UP</text:p>
            <text:p text:style-name="P4"/>
          </table:table-cell>
          <table:table-cell table:style-name="Table1.B2" office:value-type="string">
            <text:p text:style-name="P3">GSE43955_TH0_VS_TGFB_IL6_TH17_ACT_CD4_TCELL_10H_UP refers to a list of genes that were significantly upregulated in a specific gene expression experiment</text:p>
            <text:p text:style-name="Standard">. The experiment, from the dataset GSE43955, analyzed gene expression changes during the early stages of human T helper 17 (Th17) cell differentiation</text:p>
          </table:table-cell>
        </table:table-row>
        <table:table-row>
          <table:table-cell table:style-name="Table1.A2" office:value-type="string">
            <text:p text:style-name="P11"><text:bookmark text:name="rstudio_console_output Copy 30"/>GSE43955_TH0_VS_TGFB_IL6_TH17_ACT_CD4_TCELL_1H_DN</text:p>
            <text:p text:style-name="P4"/>
          </table:table-cell>
          <table:table-cell table:style-name="Table1.B2" office:value-type="string">
            <text:p text:style-name="P4">Genes down-regulated in CD4 <text:a xlink:type="simple" xlink:href="http://www.ncbi.nlm.nih.gov/gene/920" text:style-name="Internet_20_link" text:visited-style-name="Visited_20_Internet_20_Link">[GeneID=920]</text:a> T helper cells (1h): Th0 versus TGFB1 and IL6 [GeneID=7040;3569].</text:p>
          </table:table-cell>
        </table:table-row>
        <table:table-row>
          <table:table-cell table:style-name="Table1.A2" office:value-type="string">
            <text:p text:style-name="P11"><text:bookmark text:name="rstudio_console_output Copy 31"/>GSE43955_TH0_VS_TGFB_IL6_TH17_ACT_CD4_TCELL_1H_UP</text:p>
            <text:p text:style-name="P4"/>
          </table:table-cell>
          <table:table-cell table:style-name="Table1.B2" office:value-type="string">
            <text:p text:style-name="P4">Genes up-regulated in CD4 <text:a xlink:type="simple" xlink:href="http://www.ncbi.nlm.nih.gov/gene/920" text:style-name="Internet_20_link" text:visited-style-name="Visited_20_Internet_20_Link">[GeneID=920]</text:a> T helper cells (1h): Th0 versus TGFB1 and IL6 [GeneID=7040;3569]. Full description or abstract Despite their enormous importance, the molecular circuits that control the differentiation of Th17 cells remain largely unknown. Recent studies have reconstructed regulatory networks in mammalian cells, but have focused on short-term responses and relied on perturbation approaches that cannot be applied to primary T cells. Here, we develop a systematic strategy ? combining transcriptional profiling at high temporal resolution, novel computational algorithms, and innovative nanowire-based tools for performing gene perturbations in primary T cells ? to derive and experimentally validate a temporal model of the dynamic regulatory network that controls Th17 differentiation. The network is arranged into two self-reinforcing and mutually antagonistic modules that either suppress or promote Th17 differentiation. The two modules contain 12 novel regulators with no previous implication in Th17 differentiation, which may be essential to maintain the appropriate balance of Th17 and other CD4+ T cell <text:soft-page-break/>subsets. Overall, our study identifies and validates 39 regulatory factors that are embedded within a comprehensive temporal network and identifies novel drug targets and organizational principles for the differentiation of Th17 cells.</text:p>
          </table:table-cell>
        </table:table-row>
        <table:table-row>
          <table:table-cell table:style-name="Table1.A2" office:value-type="string">
            <text:p text:style-name="P11"><text:bookmark text:name="rstudio_console_output Copy 32"/>GSE43955_TH0_VS_TGFB_IL6_TH17_ACT_CD4_TCELL_20H_DN</text:p>
            <text:p text:style-name="P4"/>
          </table:table-cell>
          <table:table-cell table:style-name="Table1.B2" office:value-type="string">
            <text:p text:style-name="P3">This is a list of genes, specifically a gene set from the Gene Set Enrichment Analysis (GSEA) database, showing genes that are </text:p>
            <text:p text:style-name="Standard"><text:span text:style-name="Strong_20_Emphasis">down-regulated</text:span> (DN) after 20 hours of activation (ACT) of human CD4 T-cells (T Helper cells) when stimulated with a combination of TGF-β and IL-6, compared to untreated (TH0) cells. The set details the molecular signatures of cells differentiating toward a T Helper 17 (Th17) phenotype under these conditions</text:p>
          </table:table-cell>
        </table:table-row>
        <table:table-row>
          <table:table-cell table:style-name="Table1.A2" office:value-type="string">
            <text:p text:style-name="P11"><text:bookmark text:name="rstudio_console_output Copy 33"/>GSE43955_TH0_VS_TGFB_IL6_TH17_ACT_CD4_TCELL_20H_UP</text:p>
            <text:p text:style-name="P4"/>
          </table:table-cell>
          <table:table-cell table:style-name="Table1.B2" office:value-type="string">
            <text:p text:style-name="P4"><text:span text:style-name="T9">T</text:span>his gene set is a resource for studying the molecular mechanisms of Th17 cell differentiation</text:p>
          </table:table-cell>
        </table:table-row>
        <table:table-row>
          <table:table-cell table:style-name="Table1.A2" office:value-type="string">
            <text:p text:style-name="P11"><text:bookmark text:name="rstudio_console_output Copy 34"/>GSE43955_TH0_VS_TGFB_IL6_TH17_ACT_CD4_TCELL_30H_DN" <text:s text:c="36"/></text:p>
            <text:p text:style-name="P9">[66] "GSE43955_TH0_VS_TGFB_IL6_TH17_ACT_CD4_TCELL_30H_UP</text:p>
            <text:p text:style-name="P4"/>
          </table:table-cell>
          <table:table-cell table:style-name="Table1.B2" office:value-type="string">
            <text:p text:style-name="P4">The gene set <text:span text:style-name="Source_20_Text">GSE43955_TH0_VS_TGFB_IL6_TH17_ACT_CD4_TCELL_30H_DN</text:span> represents genes that were "turned down <text:span text:style-name="T9">and up</text:span>" after naive CD4+ T cells were activated and differentiated into Th17 cells over a 30-hour period. This data is part of a larger study (GSE43955) that investigated the molecular changes governing Th17 cell differentiation</text:p>
          </table:table-cell>
        </table:table-row>
        <table:table-row>
          <table:table-cell table:style-name="Table1.A2" office:value-type="string">
            <text:p text:style-name="P11"><text:bookmark text:name="rstudio_console_output Copy 35"/>GSE43955_TH0_VS_TGFB_IL6_TH17_ACT_CD4_TCELL_42H_DN</text:p>
            <text:p text:style-name="P4"/>
          </table:table-cell>
          <table:table-cell table:style-name="Table1.B2" office:value-type="string">
            <text:p text:style-name="P3">This is a gene set used in the Gene Set Enrichment Analysis (GSEA) database, representing genes that are </text:p>
            <text:p text:style-name="Standard"><text:span text:style-name="Emphasis">down-regulated</text:span> in CD4+ T cells differentiated toward a Th17 cell phenotype using transforming growth factor-beta (</text:p>
            <text:p text:style-name="P16">) and interleukin-6 (IL6) for 42 hours. <text:span text:style-name="Strong_20_Emphasis">For Researchers Comparing Gene Expression:</text:span> This is a useful tool for analyzing gene expression data from similar experiments, specifically when looking for genes that are less active in Th17 cells compared to their undifferentiated state.</text:p>
            <text:p text:style-name="P4"/>
          </table:table-cell>
        </table:table-row>
        <table:table-row>
          <table:table-cell table:style-name="Table1.A2" office:value-type="string">
            <text:p text:style-name="P11"><text:bookmark text:name="rstudio_console_output Copy 36"/>GSE43955_TH0_VS_TGFB_IL6_TH17_ACT_CD4_TCELL_4H_DN</text:p>
            <text:p text:style-name="P4"/>
          </table:table-cell>
          <table:table-cell table:style-name="Table1.B2" office:value-type="string">
            <text:p text:style-name="P3">This is a gene set from a molecular biology study that identifies genes down-regulated in human CD4 T cells differentiated into Th17 cells using a combination of transforming growth factor-beta (TGF-</text:p>
            <text:p text:style-name="P14">) and interleukin-6 (IL-6) after 4 hours, <text:soft-page-break/>compared to undifferentiated (TH0) T cells. It represents genes whose activity is suppressed as CD4 T cells begin to commit to a Th17 cell fate in response to these specific signals. </text:p>
          </table:table-cell>
        </table:table-row>
        <table:table-row>
          <table:table-cell table:style-name="Table1.A2" office:value-type="string">
            <text:p text:style-name="P4"><text:a xlink:type="simple" xlink:href="https://www.google.com/search?client=firefox-b-lm&amp;q=GSE43955_TH0_VS_TGFB_IL6_TH17_ACT_CD4_TCELL_52H_DN&amp;mstk=AUtExfDjmAsChegwR8zuQNQLFlwPKxY7tZa69q_JW8CjexlO0V5tjd-240DzSS0G844-qSh8qaYqSXXwi5YDNt2SAEoC4sXRCdQJS4hMwWkb4QfIOJl8nLj5Aynrk8uND3W_6xzQhBIPhD7lZqv3ypEpgxtxIO8vrTrHKugy40ZOklTpxo6104Uk4GAz27BZ2pS6_BtMGnzBrol32e5vqlyuVsZ0DQOvRKYo_YgF1vLDXH1EHeII9fvjz2dIQditUaNUPm6bgn8QoSHDO_cHqQBYuoWVKC1OqiCG0V-s6mB4xeYu5qFxo0fXp_tXl4l7LXNYcZT_Ad-6PHDVErTuGUdvWH1nRiiVqNQk9vDKl_djaZzR&amp;csui=3&amp;ved=2ahUKEwiW9vGPnPGQAxUdVUEAHZ_JBjkQgK4QegQIARAB" text:style-name="Internet_20_link" text:visited-style-name="Visited_20_Internet_20_Link"><text:span text:style-name="Strong_20_Emphasis">GSE43955_TH0_VS_TGFB_IL6_TH17_ACT_CD4_TCELL_52H_DN</text:span></text:a><text:span text:style-name="Strong_20_Emphasis"> </text:span><text:span text:style-name="Strong_20_Emphasis"><text:span text:style-name="T9">and UP</text:span></text:span></text:p>
          </table:table-cell>
          <table:table-cell table:style-name="Table1.B2" office:value-type="string">
            <text:p text:style-name="P3">This Gene Set Enrichment Analysis (GSEA) gene set, </text:p>
            <text:p text:style-name="Standard"><text:a xlink:type="simple" xlink:href="https://www.google.com/search?client=firefox-b-lm&amp;q=GSE43955_TH0_VS_TGFB_IL6_TH17_ACT_CD4_TCELL_52H_DN&amp;mstk=AUtExfDjmAsChegwR8zuQNQLFlwPKxY7tZa69q_JW8CjexlO0V5tjd-240DzSS0G844-qSh8qaYqSXXwi5YDNt2SAEoC4sXRCdQJS4hMwWkb4QfIOJl8nLj5Aynrk8uND3W_6xzQhBIPhD7lZqv3ypEpgxtxIO8vrTrHKugy40ZOklTpxo6104Uk4GAz27BZ2pS6_BtMGnzBrol32e5vqlyuVsZ0DQOvRKYo_YgF1vLDXH1EHeII9fvjz2dIQditUaNUPm6bgn8QoSHDO_cHqQBYuoWVKC1OqiCG0V-s6mB4xeYu5qFxo0fXp_tXl4l7LXNYcZT_Ad-6PHDVErTuGUdvWH1nRiiVqNQk9vDKl_djaZzR&amp;csui=3&amp;ved=2ahUKEwiW9vGPnPGQAxUdVUEAHZ_JBjkQgK4QegQIARAB" text:style-name="Internet_20_link" text:visited-style-name="Visited_20_Internet_20_Link"><text:span text:style-name="Strong_20_Emphasis">GSE43955_TH0_VS_TGFB_IL6_TH17_ACT_CD4_TCELL_52H_DN</text:span></text:a>, represents genes that are <text:span text:style-name="Strong_20_Emphasis">down-regulated in activated CD4 T cells</text:span> after being stimulated with the cytokines TGF-</text:p>
            <text:p text:style-name="P14">and IL-6, compared to cells in a naive (TH0) state. It was derived from a study that aimed to create a high-resolution temporal model of the regulatory network controlling Th17 cell differentiation, identifying novel regulators for this process. </text:p>
          </table:table-cell>
        </table:table-row>
        <table:table-row>
          <table:table-cell table:style-name="Table1.A2" office:value-type="string">
            <text:p text:style-name="P4">GSE43955_TH0_VS_TGFB_IL6_TH17_ACT_CD4_TCELL_60H_DN <text:span text:style-name="T9">and UP</text:span></text:p>
          </table:table-cell>
          <table:table-cell table:style-name="Table1.B2" office:value-type="string">
            <text:p text:style-name="P3">This is </text:p>
            <text:p text:style-name="Standard"><text:span text:style-name="Strong_20_Emphasis">down-regulated</text:span> <text:span text:style-name="T9">and upregulated </text:span>in CD4 T cells after 60 hours of activation with TGF-beta and IL-6 compared to a TH0 (uncommitted) state. It highlights genes that are expressed less in TH17-polarized cells compared to uncommitted cells under these specific condition</text:p>
          </table:table-cell>
        </table:table-row>
        <table:table-row>
          <table:table-cell table:style-name="Table1.A2" office:value-type="string">
            <text:p text:style-name="P11"><text:bookmark text:name="rstudio_console_output Copy 37"/>WP_TH17_CELL_DIFFERENTIATION_PATHWAY</text:p>
            <text:p text:style-name="P4"/>
          </table:table-cell>
          <table:table-cell table:style-name="Table1.B2" office:value-type="string">
            <text:p text:style-name="P17"><text:span text:style-name="Strong_20_Emphasis"><text:span text:style-name="T3">It is a collection of genes involved in the differentiation process of T helper 17 (Th17) cells from precursor T cells. </text:span></text:span></text:p>
          </table:table-cell>
        </table:table-row>
        <table:table-row>
          <table:table-cell table:style-name="Table1.A2" office:value-type="string">
            <text:p text:style-name="P4"/>
          </table:table-cell>
          <table:table-cell table:style-name="Table1.B2" office:value-type="string">
            <text:p text:style-name="P4"/>
          </table:table-cell>
        </table:table-row>
        <table:table-row>
          <table:table-cell table:style-name="Table1.A2" office:value-type="string">
            <text:p text:style-name="P4"/>
          </table:table-cell>
          <table:table-cell table:style-name="Table1.B2" office:value-type="string">
            <text:p text:style-name="P4"/>
          </table:table-cell>
        </table:table-row>
        <table:table-row>
          <table:table-cell table:style-name="Table1.A2" office:value-type="string">
            <text:p text:style-name="P4"/>
          </table:table-cell>
          <table:table-cell table:style-name="Table1.B2" office:value-type="string">
            <text:p text:style-name="P4"/>
          </table:table-cell>
        </table:table-row>
        <table:table-row>
          <table:table-cell table:style-name="Table1.A2" office:value-type="string">
            <text:p text:style-name="P4"/>
          </table:table-cell>
          <table:table-cell table:style-name="Table1.B2" office:value-type="string">
            <text:p text:style-name="P4"/>
          </table:table-cell>
        </table:table-row>
        <table:table-row>
          <table:table-cell table:style-name="Table1.A2" office:value-type="string">
            <text:p text:style-name="P4"/>
          </table:table-cell>
          <table:table-cell table:style-name="Table1.B2" office:value-type="string">
            <text:p text:style-name="P4"/>
          </table:table-cell>
        </table:table-row>
        <table:table-row>
          <table:table-cell table:style-name="Table1.A2" office:value-type="string">
            <text:p text:style-name="P4"/>
          </table:table-cell>
          <table:table-cell table:style-name="Table1.B2" office:value-type="string">
            <text:p text:style-name="P4"/>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07:38:20.140591163</meta:creation-date>
    <dc:date>2025-11-21T07:55:52.151934339</dc:date>
    <meta:editing-duration>PT18H48M48S</meta:editing-duration>
    <meta:editing-cycles>2</meta:editing-cycles>
    <meta:generator>LibreOffice/24.2.7.2$Linux_X86_64 LibreOffice_project/420$Build-2</meta:generator>
    <meta:document-statistic meta:table-count="1" meta:image-count="4" meta:object-count="0" meta:page-count="13" meta:paragraph-count="176" meta:word-count="3448" meta:character-count="26114" meta:non-whitespace-character-count="22773"/>
  </office:meta>
</office:document-meta>
</file>